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Ubuntu1" svg:font-family="Ubuntu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officeooo:rsid="00166878" officeooo:paragraph-rsid="00166878"/>
    </style:style>
    <style:style style:name="P2" style:family="paragraph" style:parent-style-name="Heading_20_1">
      <style:text-properties style:font-name="Ubuntu" fo:font-size="20pt" officeooo:paragraph-rsid="00131462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f862"/>
    </style:style>
    <style:style style:name="T2" style:family="text">
      <style:text-properties fo:color="#c0c0c0" officeooo:rsid="00118d1e"/>
    </style:style>
    <style:style style:name="T3" style:family="text">
      <style:text-properties fo:color="#c0c0c0" fo:font-weight="normal" officeooo:rsid="00118d1e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>
      <text:tracked-changes text:track-changes="false">
        <text:changed-region xml:id="ct94165197958816" text:id="ct94165197958816">
          <text:insertion>
            <office:change-info>
              <dc:creator>Unknown Author</dc:creator>
              <dc:date>2014-05-27T22:11:00</dc:date>
            </office:change-info>
          </text:insertion>
        </text:changed-region>
        <text:changed-region xml:id="ct94165152007936" text:id="ct94165152007936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Frame1" text:anchor-type="paragraph" svg:x="15.439cm" svg:y="-0.93cm" svg:width="2.231cm" draw:z-index="0"><draw:text-box fo:min-height="2.053cm"><text:p text:style-name="P1">tex<office:annotation><dc:creator>Unknown Author</dc:creator><dc:date>2014-05-27T22:20:01.508710345</dc:date><text:p><text:span text:style-name="T4">do text</text:span></text:p><text:p>from document(at=objecticon)</text:p></office:annotation>t</text:p></draw:text-box></draw:frame><text:change-start text:change-id="ct94165197958816"/><text:span text:style-name="T2">objectname</text:span><text:change-end text:change-id="ct94165197958816"/><text:span text:style-name="T2"> </text:span><text:span text:style-name="T3">|</text:span><text:span text:style-name="T1"> </text:span><text:change-start text:change-id="ct94165152007936"/>object<text:change-end text:change-id="ct94165152007936"/></text:h>
      <text:p text:style-name="Standard"/>
      <text:p text:style-name="Standard">attribut<office:annotation><dc:creator>mle </dc:creator><dc:date>2013-03-21T15:02:51</dc:date><text:p text:style-name="P3"><text:span text:style-name="T5">do text</text:span></text:p><text:p text:style-name="P3"><text:span text:style-name="T5">from xhtml(attributeshtml)</text:span></text:p></office:annotation>es</text:p>
      <text:p text:style-name="Standard"/>
      <text:p text:style-name="Standard">ima<office:annotation><dc:creator>mle </dc:creator><dc:date>2012-09-14T15:30:45</dc:date><text:p><text:span text:style-name="T4">do text</text:span></text:p><text:p>from document(at=object.get_map_image_path(), anchor='char')</text:p></office:annotation>ge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Ubuntu1" svg:font-family="Ubuntu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51cm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94165199282032" text:id="ct94165199282032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logo_path, anchor='char')</text:p></office:annotation>o<text:tab/><text:change-start text:change-id="ct94165199282032"/>datetime<text:change-end text:change-id="ct94165199282032"/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le </meta:initial-creator>
    <meta:creation-date>2012-09-10T11:51:31</meta:creation-date>
    <dc:date>2019-11-25T14:52:58.174490804</dc:date>
    <meta:editing-duration>PT4H12M44S</meta:editing-duration>
    <meta:editing-cycles>71</meta:editing-cycles>
    <meta:generator>LibreOffice/6.3.3.2$Linux_X86_64 LibreOffice_project/30$Build-2</meta:generator>
    <dc:creator>Gaël Utard</dc:creator>
    <meta:document-statistic meta:table-count="0" meta:image-count="0" meta:object-count="0" meta:page-count="1" meta:paragraph-count="5" meta:word-count="8" meta:character-count="51" meta:non-whitespace-character-count="48"/>
  </office:meta>
</office:document-meta>
</file>